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3.833cm"/>
    </style:style>
    <style:style style:name="co6" style:family="table-column">
      <style:table-column-properties fo:break-before="auto" style:column-width="5.055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4.417cm"/>
    </style:style>
    <style:style style:name="co10" style:family="table-column">
      <style:table-column-properties fo:break-before="auto" style:column-width="6.165cm"/>
    </style:style>
    <style:style style:name="co11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ffff" fo:border="0.002cm solid #00000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cc00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1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2" style:family="table-cell" style:parent-style-name="Default">
      <style:table-cell-properties fo:border-bottom="0.002cm solid #000000" fo:background-color="#66cc00" fo:border-left="0.002cm solid #000000" fo:border-right="0.002cm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4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border-left="0.002cm solid #000000" fo:border-right="0.002cm solid #000000" fo:border-top="none"/>
    </style:style>
    <style:style style:name="ce1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テーブル一覧" table:style-name="ta1" table:print="false">
        <table:table-column table:style-name="co1" table:default-cell-style-name="ce3"/>
        <table:table-column table:style-name="co2" table:number-columns-repeated="2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データテーブル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1">
          <table:table-cell table:style-name="ce2"/>
          <table:table-cell table:style-name="ce3" office:value-type="string">
            <text:p>日本語名</text:p>
          </table:table-cell>
          <table:table-cell table:style-name="ce3" office:value-type="string">
            <text:p>テーブル名</text:p>
          </table:table-cell>
          <table:table-cell table:number-columns-repeated="2"/>
        </table:table-row>
        <table:table-row table:style-name="ro1">
          <table:table-cell table:formula="of:=ROW()-2" office:value-type="float" office:value="1">
            <text:p>1</text:p>
          </table:table-cell>
          <table:table-cell office:value-type="string">
            <text:p>人員テーブル</text:p>
          </table:table-cell>
          <table:table-cell office:value-type="string">
            <text:p>dcji01</text:p>
          </table:table-cell>
          <table:table-cell table:number-columns-repeated="2"/>
        </table:table-row>
        <table:table-row table:style-name="ro1">
          <table:table-cell table:formula="of:=ROW()-2" office:value-type="float" office:value="2">
            <text:p>2</text:p>
          </table:table-cell>
          <table:table-cell office:value-type="string">
            <text:p>部署テーブル</text:p>
          </table:table-cell>
          <table:table-cell office:value-type="string">
            <text:p>dcbs01</text:p>
          </table:table-cell>
          <table:table-cell/>
          <table:table-cell table:style-name="ce6"/>
        </table:table-row>
        <table:table-row table:style-name="ro1">
          <table:table-cell table:formula="of:=ROW()-2" office:value-type="float" office:value="3">
            <text:p>3</text:p>
          </table:table-cell>
          <table:table-cell office:value-type="string">
            <text:p>配備テーブル</text:p>
          </table:table-cell>
          <table:table-cell office:value-type="string">
            <text:p>dc0001</text:p>
          </table:table-cell>
          <table:table-cell table:number-columns-repeated="2"/>
        </table:table-row>
        <table:table-row table:style-name="ro1">
          <table:table-cell table:formula="of:=ROW()-2" office:value-type="float" office:value="4">
            <text:p>4</text:p>
          </table:table-cell>
          <table:table-cell office:value-type="string">
            <text:p>上位テーブル</text:p>
          </table:table-cell>
          <table:table-cell office:value-type="string">
            <text:p>dacm01</text:p>
          </table:table-cell>
          <table:table-cell table:number-columns-repeated="2"/>
        </table:table-row>
        <table:table-row table:style-name="ro1">
          <table:table-cell table:formula="of:=ROW()-2" office:value-type="float" office:value="5">
            <text:p>5</text:p>
          </table:table-cell>
          <table:table-cell office:value-type="string">
            <text:p>投影テーブル</text:p>
          </table:table-cell>
          <table:table-cell office:value-type="string">
            <office:annotation office:display="true" draw:style-name="gr1" draw:text-style-name="P1" svg:width="2.899cm" svg:height="2.008cm" svg:x="7.949cm" svg:y="1.209cm" draw:caption-point-x="-0.61cm" draw:caption-point-y="1.511cm">
              <dc:date>2021-07-20T00:00:00</dc:date>
              <text:p text:style-name="P1">コード命名規約に当てはまりそうなものが無かったのでt(投)a(影)として仮設定しました。</text:p>
            </office:annotation>
            <text:p>dcta01</text:p>
          </table:table-cell>
          <table:table-cell table:number-columns-repeated="2"/>
        </table:table-row>
        <table:table-row table:style-name="ro1">
          <table:table-cell table:formula="of:=ROW()-2" office:value-type="float" office:value="6">
            <text:p>6</text:p>
          </table:table-cell>
          <table:table-cell office:value-type="string">
            <text:p>ログテーブル</text:p>
          </table:table-cell>
          <table:table-cell office:value-type="string">
            <text:p>dclg01</text:p>
          </table:table-cell>
          <table:table-cell table:number-columns-repeated="2"/>
        </table:table-row>
        <table:table-row table:style-name="ro1">
          <table:table-cell table:formula="of:=ROW()-2" office:value-type="float" office:value="7">
            <text:p>7</text:p>
          </table:table-cell>
          <table:table-cell table:number-columns-repeated="4"/>
        </table:table-row>
      </table:table>
      <table:table table:name="人員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3]" office:value-type="string" office:string-value="人員テーブル">
            <text:p>人員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3]" office:value-type="string" office:string-value="dcji01">
            <text:p>dcji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ID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名前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メールアドレス</text:p>
          </table:table-cell>
          <table:covered-table-cell/>
          <table:table-cell office:value-type="string" table:number-columns-spanned="2" table:number-rows-spanned="1">
            <text:p>email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ログイン時のIDにもなる</text:p>
          </table:table-cell>
        </table:table-row>
        <table:table-row table:style-name="ro2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パスワード</text:p>
          </table:table-cell>
          <table:covered-table-cell/>
          <table:table-cell office:value-type="string" table:number-columns-spanned="2" table:number-rows-spanned="1">
            <text:p>password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hash暗号化</text:p>
          </table:table-cell>
        </table:table-row>
        <table:table-row table:style-name="ro1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パスワード更新日</text:p>
          </table:table-cell>
          <table:covered-table-cell/>
          <table:table-cell office:value-type="string" table:number-columns-spanned="2" table:number-rows-spanned="1">
            <text:p>password_update_day</text:p>
          </table:table-cell>
          <table:covered-table-cell/>
          <table:table-cell office:value-type="string">
            <text:p>date_time</text:p>
          </table:table-cell>
          <table:table-cell table:number-columns-repeated="4"/>
        </table:table-row>
        <table:table-row table:style-name="ro1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table:style-name="ce11" office:value-type="string">
            <text:p>tinyint</text:p>
          </table:table-cell>
          <table:table-cell table:number-columns-repeated="4"/>
        </table:table-row>
        <table:table-row table:style-name="ro1">
          <table:table-cell table:formula="of:=ROW()-6" office:value-type="float" office:value="8">
            <text:p>8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9">
            <text:p>9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部署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4]" office:value-type="string" office:string-value="部署テーブル">
            <text:p>部署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4]" office:value-type="string" office:string-value="dcbs01">
            <text:p>dcbs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ID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責任者ID</text:p>
          </table:table-cell>
          <table:covered-table-cell/>
          <table:table-cell office:value-type="string" table:number-columns-spanned="2" table:number-rows-spanned="1">
            <text:p>responsible_person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人員テーブルの人員IDと紐づけ</text:p>
          </table:table-cell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tinyint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配備" table:style-name="ta1" table:print="false">
        <table:table-column table:style-name="co3" table:number-columns-repeated="8" table:default-cell-style-name="ce2"/>
        <table:table-column table:style-name="co7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5]" office:value-type="string" office:string-value="配備テーブル">
            <text:p>配備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5]" office:value-type="string" office:string-value="dc0001">
            <text:p>dc00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ID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auto_increment　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2"/>
          <table:table-cell office:value-type="string">
            <text:p>外部キー</text:p>
          </table:table-cell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2"/>
          <table:table-cell office:value-type="string">
            <text:p>外部キー</text:p>
          </table:table-cell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配置日</text:p>
          </table:table-cell>
          <table:covered-table-cell/>
          <table:table-cell office:value-type="string" table:number-columns-spanned="2" table:number-rows-spanned="1">
            <text:p>placement_day</text:p>
          </table:table-cell>
          <table:covered-table-cell/>
          <table:table-cell office:value-type="string">
            <text:p>date_time</text:p>
          </table:table-cell>
          <table:table-cell table:number-columns-repeated="4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上位" table:style-name="ta1" table:print="false">
        <table:table-column table:style-name="co3" table:number-columns-repeated="8" table:default-cell-style-name="ce2"/>
        <table:table-column table:style-name="co8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6]" office:value-type="string" office:string-value="上位テーブル">
            <text:p>上位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6]" office:value-type="string" office:string-value="dacm01">
            <text:p>dacm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通番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auto_increment 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下位ID</text:p>
          </table:table-cell>
          <table:covered-table-cell/>
          <table:table-cell office:value-type="string" table:number-columns-spanned="2" table:number-rows-spanned="1">
            <text:p>lower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上位ID</text:p>
          </table:table-cell>
          <table:covered-table-cell/>
          <table:table-cell office:value-type="string" table:number-columns-spanned="2" table:number-rows-spanned="1">
            <text:p>high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投影" table:style-name="ta1" table:print="false">
        <table:table-column table:style-name="co3" table:number-columns-repeated="8" table:default-cell-style-name="ce2"/>
        <table:table-column table:style-name="co8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7]" office:value-type="string" office:string-value="投影テーブル">
            <text:p>投影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7]" office:value-type="string" office:string-value="dcta01">
            <text:p>dcta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通番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auto_increment 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投影元ID</text:p>
          </table:table-cell>
          <table:covered-table-cell/>
          <table:table-cell office:value-type="string" table:number-columns-spanned="2" table:number-rows-spanned="1">
            <text:p>projection_source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投影先ID</text:p>
          </table:table-cell>
          <table:covered-table-cell/>
          <table:table-cell office:value-type="string" table:number-columns-spanned="2" table:number-rows-spanned="1">
            <text:p>projection_destination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ログ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8]" office:value-type="string" office:string-value="ログテーブル">
            <text:p>ログ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8]" office:value-type="string" office:string-value="dclg01">
            <text:p>dclg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ログID</text:p>
          </table:table-cell>
          <table:covered-table-cell/>
          <table:table-cell office:value-type="string" table:number-columns-spanned="2" table:number-rows-spanned="1">
            <text:p>log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　primary</text:p>
          </table:table-cell>
          <table:table-cell/>
        </table:table-row>
        <table:table-row table:style-name="ro1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類別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アクセスユーザー</text:p>
          </table:table-cell>
          <table:covered-table-cell/>
          <table:table-cell office:value-type="string" table:number-columns-spanned="2" table:number-rows-spanned="1">
            <text:p>user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人員テーブルのメールアドレスと紐づけ</text:p>
          </table:table-cell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機能</text:p>
          </table:table-cell>
          <table:covered-table-cell/>
          <table:table-cell office:value-type="string" table:number-columns-spanned="2" table:number-rows-spanned="1">
            <text:p>function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プログラムパス</text:p>
          </table:table-cell>
          <table:covered-table-cell/>
          <table:table-cell office:value-type="string" table:number-columns-spanned="2" table:number-rows-spanned="1">
            <text:p>program_pass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ログ</text:p>
          </table:table-cell>
          <table:covered-table-cell/>
          <table:table-cell office:value-type="string" table:number-columns-spanned="2" table:number-rows-spanned="1">
            <text:p>log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8">
            <text:p>8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変更履歴" table:style-name="ta1" table:print="false">
        <table:table-column table:style-name="co3" table:default-cell-style-name="ce15"/>
        <table:table-column table:style-name="co11" table:default-cell-style-name="ce15"/>
        <table:table-column table:style-name="co3" table:default-cell-style-name="ce15"/>
        <table:table-row table:style-name="ro1">
          <table:table-cell table:style-name="ce2" office:value-type="string">
            <text:p>日時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記載者</text:p>
          </table:table-cell>
        </table:table-row>
        <table:table-row table:style-name="ro2">
          <table:table-cell table:style-name="ce14" office:value-type="date" office:date-value="2021-07-14">
            <text:p>7月14日</text:p>
          </table:table-cell>
          <table:table-cell office:value-type="string">
            <text:p>フォーマット作成</text:p>
          </table:table-cell>
          <table:table-cell office:value-type="string">
            <text:p>下田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style-name="ce16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0">2021/07/20</text:date>, <text:time>13:56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14T13:12:57.99</meta:creation-date>
    <dc:date>2021-07-20T13:56:39.58</dc:date>
    <dc:creator>B-FORME </dc:creator>
    <meta:editing-duration>PT4H58M7S</meta:editing-duration>
    <meta:editing-cycles>40</meta:editing-cycles>
    <meta:generator>OpenOffice/4.1.10$Win32 OpenOffice.org_project/4110m2$Build-9807</meta:generator>
    <meta:document-statistic meta:table-count="8" meta:cell-count="345" meta:object-count="0"/>
  </office:meta>
</office:document-meta>
</file>